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c4b33" style:font-name="Fira Mono" fo:font-size="10.5pt" fo:letter-spacing="normal" fo:font-style="normal" fo:font-weight="normal" officeooo:rsid="00018e53" officeooo:paragraph-rsid="00018e53"/>
    </style:style>
    <style:style style:name="P2" style:family="paragraph" style:parent-style-name="Preformatted_20_Text">
      <style:text-properties fo:font-variant="normal" fo:text-transform="none" fo:color="#0c4b33" style:font-name="Fira Mono" fo:font-size="10.5pt" fo:letter-spacing="normal" fo:font-style="normal" fo:font-weight="normal" officeooo:rsid="00028461" officeooo:paragraph-rsid="00028461"/>
    </style:style>
    <style:style style:name="P3" style:family="paragraph" style:parent-style-name="Standard">
      <style:text-properties officeooo:rsid="00018e53" officeooo:paragraph-rsid="00018e53"/>
    </style:style>
    <style:style style:name="P4" style:family="paragraph" style:parent-style-name="Standard">
      <style:text-properties officeooo:rsid="00028461" officeooo:paragraph-rsid="00028461"/>
    </style:style>
    <style:style style:name="T1" style:family="text">
      <style:text-properties officeooo:rsid="00039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jango</text:p>
      <text:p text:style-name="P3"/>
      <text:p text:style-name="P3">Pyt6hon 3.8</text:p>
      <text:p text:style-name="P3">pip install django==3.1.1</text:p>
      <text:p text:style-name="P3">Wenn Python global installiert ist, muss pip von einer Admin-Konsole gestartet werden</text:p>
      <text:p text:style-name="P3"/>
      <text:p text:style-name="P3">Projekt erstellen</text:p>
      <text:p text:style-name="P3"/>
      <text:p text:style-name="P1">django-admin startproject mysite</text:p>
      <text:p text:style-name="P3"/>
      <text:p text:style-name="P3">Server starten</text:p>
      <text:p text:style-name="P3"/>
      <text:p text:style-name="P1">python manage.py runserver</text:p>
      <text:p text:style-name="P3"/>
      <text:p text:style-name="P4">App ers<text:span text:style-name="T1">t</text:span>ellen</text:p>
      <text:p text:style-name="P4"/>
      <text:p text:style-name="P2">python manage.py startapp App-Name</text:p>
      <text:p text:style-name="P2"/>
      <text:p text:style-name="P2">Erster Test</text:p>
      <text:p text:style-name="P2"/>
      <text:p text:style-name="P2">polls/views.py</text:p>
      <text:p text:style-name="P2">from django.http import HttpResponse</text:p>
      <text:p text:style-name="P2"/>
      <text:p text:style-name="P2"/>
      <text:p text:style-name="P2">def index(request):</text:p>
      <text:p text:style-name="P2"><text:s text:c="4"/>return HttpResponse("Hello, world. You're at the polls index.")</text:p>
      <text:p text:style-name="P4"/>
      <text:p text:style-name="P4">Views anpassen</text:p>
      <text:p text:style-name="P4">from django.urls import path</text:p>
      <text:p text:style-name="P4"/>
      <text:p text:style-name="P4">from . import views</text:p>
      <text:p text:style-name="P4"/>
      <text:p text:style-name="P4">urlpatterns = [</text:p>
      <text:p text:style-name="P4"><text:s text:c="4"/>path('', views.index, name='index'),</text:p>
      <text:p text:style-name="P4">]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22:51:28.583569259</meta:creation-date>
    <dc:date>2020-10-10T23:21:56.809698876</dc:date>
    <meta:editing-duration>PT9M47S</meta:editing-duration>
    <meta:editing-cycles>1</meta:editing-cycles>
    <meta:document-statistic meta:table-count="0" meta:image-count="0" meta:object-count="0" meta:page-count="1" meta:paragraph-count="21" meta:word-count="68" meta:character-count="527" meta:non-whitespace-character-count="472"/>
    <meta:generator>LibreOffice/6.4.6.2$Linux_X86_64 LibreOffice_project/40$Build-2</meta:generator>
  </office:meta>
</office:document-meta>
</file>